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8.96pt"/>
    </style:style>
    <style:style style:name="co5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of discs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moize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56523" calcext:value-type="float">
            <text:p>0.0556523</text:p>
          </table:table-cell>
          <table:table-cell office:value-type="float" office:value="0.046621572" calcext:value-type="float">
            <text:p>0.046621572</text:p>
          </table:table-cell>
          <table:table-cell office:value-type="float" office:value="1.200325869" calcext:value-type="float">
            <text:p>1.200325869</text:p>
          </table:table-cell>
          <table:table-cell table:number-columns-repeated="3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0.05526401" calcext:value-type="float">
            <text:p>0.05526401</text:p>
          </table:table-cell>
          <table:table-cell office:value-type="float" office:value="0.044929553" calcext:value-type="float">
            <text:p>0.044929553</text:p>
          </table:table-cell>
          <table:table-cell office:value-type="float" office:value="1.209602501" calcext:value-type="float">
            <text:p>1.209602501</text:p>
          </table:table-cell>
          <table:table-cell/>
          <table:table-cell office:value-type="string" calcext:value-type="string">
            <text:p><text:span text:style-name="T1">Regression</text:span>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0.060715213" calcext:value-type="float">
            <text:p>0.060715213</text:p>
          </table:table-cell>
          <table:table-cell office:value-type="float" office:value="0.047418086" calcext:value-type="float">
            <text:p>0.047418086</text:p>
          </table:table-cell>
          <table:table-cell office:value-type="float" office:value="1.232553028" calcext:value-type="float">
            <text:p>1.232553028</text:p>
          </table:table-cell>
          <table:table-cell table:number-columns-repeated="3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0.054514984" calcext:value-type="float">
            <text:p>0.054514984</text:p>
          </table:table-cell>
          <table:table-cell office:value-type="float" office:value="0.045860932" calcext:value-type="float">
            <text:p>0.045860932</text:p>
          </table:table-cell>
          <table:table-cell office:value-type="float" office:value="1.250193993" calcext:value-type="float">
            <text:p>1.250193993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0.048104387" calcext:value-type="float">
            <text:p>0.048104387</text:p>
          </table:table-cell>
          <table:table-cell office:value-type="float" office:value="0.045270398" calcext:value-type="float">
            <text:p>0.045270398</text:p>
          </table:table-cell>
          <table:table-cell office:value-type="float" office:value="1.258776594" calcext:value-type="float">
            <text:p>1.258776594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LN([.$B$21:.$B$33]) ; LN([.$A$21:.$A$33]))" office:value-type="float" office:value="0.975065157693249" calcext:value-type="float">
            <text:p>0.975065157693249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0.050047814" calcext:value-type="float">
            <text:p>0.050047814</text:p>
          </table:table-cell>
          <table:table-cell office:value-type="float" office:value="0.045772472" calcext:value-type="float">
            <text:p>0.045772472</text:p>
          </table:table-cell>
          <table:table-cell office:value-type="float" office:value="1.234792577" calcext:value-type="float">
            <text:p>1.234792577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LN([.$B$21:.$B$33]) ; LN([.$A$21:.$A$33]))" office:value-type="float" office:value="0.442526442765625" calcext:value-type="float">
            <text:p>0.442526442765625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0.057650297" calcext:value-type="float">
            <text:p>0.057650297</text:p>
          </table:table-cell>
          <table:table-cell office:value-type="float" office:value="0.051001677" calcext:value-type="float">
            <text:p>0.051001677</text:p>
          </table:table-cell>
          <table:table-cell office:value-type="float" office:value="1.233149315" calcext:value-type="float">
            <text:p>1.233149315</text:p>
          </table:table-cell>
          <table:table-cell table:number-columns-repeated="3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0.06153714" calcext:value-type="float">
            <text:p>0.06153714</text:p>
          </table:table-cell>
          <table:table-cell office:value-type="float" office:value="0.05000458" calcext:value-type="float">
            <text:p>0.05000458</text:p>
          </table:table-cell>
          <table:table-cell office:value-type="float" office:value="1.248007636" calcext:value-type="float">
            <text:p>1.248007636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LN([.$B$21:.$B$33]) ; LN([.$A$21:.$A$33]))" office:value-type="float" office:value="17.4304772246906" calcext:value-type="float">
            <text:p>17.4304772246906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0.056163493" calcext:value-type="float">
            <text:p>0.056163493</text:p>
          </table:table-cell>
          <table:table-cell office:value-type="float" office:value="0.053631293" calcext:value-type="float">
            <text:p>0.053631293</text:p>
          </table:table-cell>
          <table:table-cell office:value-type="float" office:value="1.23164023" calcext:value-type="float">
            <text:p>1.23164023</text:p>
          </table:table-cell>
          <table:table-cell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EXP(INTERCEPT(LN([.$B$21:.$B$33]) ; LN([.$A$21:.$A$33])))" office:value-type="float" office:value="3.12564016207258E-024" calcext:value-type="float">
            <text:p>3.12564016207258E-24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0.058934887" calcext:value-type="float">
            <text:p>0.058934887</text:p>
          </table:table-cell>
          <table:table-cell office:value-type="float" office:value="0.055870506" calcext:value-type="float">
            <text:p>0.055870506</text:p>
          </table:table-cell>
          <table:table-cell office:value-type="float" office:value="1.218505272" calcext:value-type="float">
            <text:p>1.218505272</text:p>
          </table:table-cell>
          <table:table-cell table:number-columns-repeated="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0.059310206" calcext:value-type="float">
            <text:p>0.059310206</text:p>
          </table:table-cell>
          <table:table-cell office:value-type="float" office:value="0.056645755" calcext:value-type="float">
            <text:p>0.056645755</text:p>
          </table:table-cell>
          <table:table-cell office:value-type="float" office:value="1.204544657" calcext:value-type="float">
            <text:p>1.204544657</text:p>
          </table:table-cell>
          <table:table-cell/>
          <table:table-cell table:formula="of:=INDEX([.$A$21:.$A$33]; 1; 1)" office:value-type="float" office:value="20" calcext:value-type="float">
            <text:p>20</text:p>
          </table:table-cell>
          <table:table-cell table:formula="of:=[.$G$10] * [.$F$12] ^ [.$G$9]" office:value-type="float" office:value="0.14876908320495" calcext:value-type="float">
            <text:p>0.14876908320495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0.069212518" calcext:value-type="float">
            <text:p>0.069212518</text:p>
          </table:table-cell>
          <table:table-cell office:value-type="float" office:value="0.066529702" calcext:value-type="float">
            <text:p>0.066529702</text:p>
          </table:table-cell>
          <table:table-cell office:value-type="float" office:value="1.235766526" calcext:value-type="float">
            <text:p>1.235766526</text:p>
          </table:table-cell>
          <table:table-cell/>
          <table:table-cell table:formula="of:=INDEX([.$A$21:.$A$33]; 2; 1)" office:value-type="float" office:value="21" calcext:value-type="float">
            <text:p>21</text:p>
          </table:table-cell>
          <table:table-cell table:formula="of:=[.$G$10] * [.$F$13] ^ [.$G$9]" office:value-type="float" office:value="0.348218853681292" calcext:value-type="float">
            <text:p>0.348218853681292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0.071831077" calcext:value-type="float">
            <text:p>0.071831077</text:p>
          </table:table-cell>
          <table:table-cell office:value-type="float" office:value="0.07308796" calcext:value-type="float">
            <text:p>0.07308796</text:p>
          </table:table-cell>
          <table:table-cell office:value-type="float" office:value="1.261894011" calcext:value-type="float">
            <text:p>1.261894011</text:p>
          </table:table-cell>
          <table:table-cell/>
          <table:table-cell table:formula="of:=INDEX([.$A$21:.$A$33]; 3; 1)" office:value-type="float" office:value="22" calcext:value-type="float">
            <text:p>22</text:p>
          </table:table-cell>
          <table:table-cell table:formula="of:=[.$G$10] * [.$F$14] ^ [.$G$9]" office:value-type="float" office:value="0.783442166683547" calcext:value-type="float">
            <text:p>0.783442166683547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0.072224003" calcext:value-type="float">
            <text:p>0.072224003</text:p>
          </table:table-cell>
          <table:table-cell office:value-type="float" office:value="0.075168948" calcext:value-type="float">
            <text:p>0.075168948</text:p>
          </table:table-cell>
          <table:table-cell office:value-type="float" office:value="1.290203742" calcext:value-type="float">
            <text:p>1.290203742</text:p>
          </table:table-cell>
          <table:table-cell/>
          <table:table-cell table:formula="of:=INDEX([.$A$21:.$A$33]; 4; 1)" office:value-type="float" office:value="23" calcext:value-type="float">
            <text:p>23</text:p>
          </table:table-cell>
          <table:table-cell table:formula="of:=[.$G$10] * [.$F$15] ^ [.$G$9]" office:value-type="float" office:value="1.70021956927203" calcext:value-type="float">
            <text:p>1.70021956927203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0.111200757" calcext:value-type="float">
            <text:p>0.111200757</text:p>
          </table:table-cell>
          <table:table-cell office:value-type="float" office:value="0.087208083" calcext:value-type="float">
            <text:p>0.087208083</text:p>
          </table:table-cell>
          <table:table-cell office:value-type="float" office:value="1.342194846" calcext:value-type="float">
            <text:p>1.342194846</text:p>
          </table:table-cell>
          <table:table-cell/>
          <table:table-cell table:formula="of:=INDEX([.$A$21:.$A$33]; 5; 1)" office:value-type="float" office:value="24" calcext:value-type="float">
            <text:p>24</text:p>
          </table:table-cell>
          <table:table-cell table:formula="of:=[.$G$10] * [.$F$16] ^ [.$G$9]" office:value-type="float" office:value="3.57009351788943" calcext:value-type="float">
            <text:p>3.57009351788943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0.116092794" calcext:value-type="float">
            <text:p>0.116092794</text:p>
          </table:table-cell>
          <table:table-cell office:value-type="float" office:value="0.119528408" calcext:value-type="float">
            <text:p>0.119528408</text:p>
          </table:table-cell>
          <table:table-cell office:value-type="float" office:value="1.237570589" calcext:value-type="float">
            <text:p>1.237570589</text:p>
          </table:table-cell>
          <table:table-cell/>
          <table:table-cell table:formula="of:=INDEX([.$A$21:.$A$33]; 6; 1)" office:value-type="float" office:value="25" calcext:value-type="float">
            <text:p>25</text:p>
          </table:table-cell>
          <table:table-cell table:formula="of:=[.$G$10] * [.$F$17] ^ [.$G$9]" office:value-type="float" office:value="7.27278018064282" calcext:value-type="float">
            <text:p>7.27278018064282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0.113662892" calcext:value-type="float">
            <text:p>0.113662892</text:p>
          </table:table-cell>
          <table:table-cell office:value-type="float" office:value="0.146340096" calcext:value-type="float">
            <text:p>0.146340096</text:p>
          </table:table-cell>
          <table:table-cell office:value-type="float" office:value="1.291040804" calcext:value-type="float">
            <text:p>1.291040804</text:p>
          </table:table-cell>
          <table:table-cell/>
          <table:table-cell table:formula="of:=INDEX([.$A$21:.$A$33]; 7; 1)" office:value-type="float" office:value="26" calcext:value-type="float">
            <text:p>26</text:p>
          </table:table-cell>
          <table:table-cell table:formula="of:=[.$G$10] * [.$F$18] ^ [.$G$9]" office:value-type="float" office:value="14.407867103644" calcext:value-type="float">
            <text:p>14.407867103644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0.133221969" calcext:value-type="float">
            <text:p>0.133221969</text:p>
          </table:table-cell>
          <table:table-cell office:value-type="float" office:value="0.175458848" calcext:value-type="float">
            <text:p>0.175458848</text:p>
          </table:table-cell>
          <table:table-cell office:value-type="float" office:value="1.269901361" calcext:value-type="float">
            <text:p>1.269901361</text:p>
          </table:table-cell>
          <table:table-cell/>
          <table:table-cell table:formula="of:=INDEX([.$A$21:.$A$33]; 8; 1)" office:value-type="float" office:value="27" calcext:value-type="float">
            <text:p>27</text:p>
          </table:table-cell>
          <table:table-cell table:formula="of:=[.$G$10] * [.$F$19] ^ [.$G$9]" office:value-type="float" office:value="27.8158586031095" calcext:value-type="float">
            <text:p>27.8158586031095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0.133221969" calcext:value-type="float">
            <text:p>0.133221969</text:p>
          </table:table-cell>
          <table:table-cell office:value-type="float" office:value="0.244503608" calcext:value-type="float">
            <text:p>0.244503608</text:p>
          </table:table-cell>
          <table:table-cell office:value-type="float" office:value="1.285924443" calcext:value-type="float">
            <text:p>1.285924443</text:p>
          </table:table-cell>
          <table:table-cell/>
          <table:table-cell table:formula="of:=INDEX([.$A$21:.$A$33]; 9; 1)" office:value-type="float" office:value="28" calcext:value-type="float">
            <text:p>28</text:p>
          </table:table-cell>
          <table:table-cell table:formula="of:=[.$G$10] * [.$F$20] ^ [.$G$9]" office:value-type="float" office:value="52.4317175432232" calcext:value-type="float">
            <text:p>52.4317175432232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0.281725119" calcext:value-type="float">
            <text:p>0.281725119</text:p>
          </table:table-cell>
          <table:table-cell office:value-type="float" office:value="0.334709458" calcext:value-type="float">
            <text:p>0.334709458</text:p>
          </table:table-cell>
          <table:table-cell office:value-type="float" office:value="1.292360624" calcext:value-type="float">
            <text:p>1.292360624</text:p>
          </table:table-cell>
          <table:table-cell/>
          <table:table-cell table:formula="of:=INDEX([.$A$21:.$A$33]; 10; 1)" office:value-type="float" office:value="29" calcext:value-type="float">
            <text:p>29</text:p>
          </table:table-cell>
          <table:table-cell table:formula="of:=[.$G$10] * [.$F$21] ^ [.$G$9]" office:value-type="float" office:value="96.6571475255536" calcext:value-type="float">
            <text:p>96.6571475255536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0.44870476" calcext:value-type="float">
            <text:p>0.44870476</text:p>
          </table:table-cell>
          <table:table-cell office:value-type="float" office:value="0.512637186" calcext:value-type="float">
            <text:p>0.512637186</text:p>
          </table:table-cell>
          <table:table-cell office:value-type="float" office:value="1.404215854" calcext:value-type="float">
            <text:p>1.404215854</text:p>
          </table:table-cell>
          <table:table-cell/>
          <table:table-cell table:formula="of:=INDEX([.$A$21:.$A$33]; 11; 1)" office:value-type="float" office:value="30" calcext:value-type="float">
            <text:p>30</text:p>
          </table:table-cell>
          <table:table-cell table:formula="of:=[.$G$10] * [.$F$22] ^ [.$G$9]" office:value-type="float" office:value="174.52890627939" calcext:value-type="float">
            <text:p>174.52890627939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0.790908514" calcext:value-type="float">
            <text:p>0.790908514</text:p>
          </table:table-cell>
          <table:table-cell office:value-type="float" office:value="0.864167729" calcext:value-type="float">
            <text:p>0.864167729</text:p>
          </table:table-cell>
          <table:table-cell office:value-type="float" office:value="1.566432368" calcext:value-type="float">
            <text:p>1.566432368</text:p>
          </table:table-cell>
          <table:table-cell/>
          <table:table-cell table:formula="of:=INDEX([.$A$21:.$A$33]; 12; 1)" office:value-type="float" office:value="31" calcext:value-type="float">
            <text:p>31</text:p>
          </table:table-cell>
          <table:table-cell table:formula="of:=[.$G$10] * [.$F$23] ^ [.$G$9]" office:value-type="float" office:value="309.090044276307" calcext:value-type="float">
            <text:p>309.090044276307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1.420081275" calcext:value-type="float">
            <text:p>1.420081275</text:p>
          </table:table-cell>
          <table:table-cell office:value-type="float" office:value="1.354195751" calcext:value-type="float">
            <text:p>1.354195751</text:p>
          </table:table-cell>
          <table:table-cell office:value-type="float" office:value="1.662901706" calcext:value-type="float">
            <text:p>1.662901706</text:p>
          </table:table-cell>
          <table:table-cell/>
          <table:table-cell table:formula="of:=INDEX([.$A$21:.$A$33]; 13; 1)" office:value-type="float" office:value="32" calcext:value-type="float">
            <text:p>32</text:p>
          </table:table-cell>
          <table:table-cell table:formula="of:=[.$G$10] * [.$F$24] ^ [.$G$9]" office:value-type="float" office:value="537.553130607319" calcext:value-type="float">
            <text:p>537.553130607319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2.660859987" calcext:value-type="float">
            <text:p>2.660859987</text:p>
          </table:table-cell>
          <table:table-cell office:value-type="float" office:value="2.497838809" calcext:value-type="float">
            <text:p>2.497838809</text:p>
          </table:table-cell>
          <table:table-cell office:value-type="float" office:value="1.996347734" calcext:value-type="float">
            <text:p>1.996347734</text:p>
          </table:table-cell>
          <table:table-cell table:number-columns-repeated="3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4.675352558" calcext:value-type="float">
            <text:p>4.675352558</text:p>
          </table:table-cell>
          <table:table-cell office:value-type="float" office:value="4.73209582" calcext:value-type="float">
            <text:p>4.73209582</text:p>
          </table:table-cell>
          <table:table-cell office:value-type="float" office:value="2.807225628" calcext:value-type="float">
            <text:p>2.807225628</text:p>
          </table:table-cell>
          <table:table-cell table:number-columns-repeated="3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10.729687432" calcext:value-type="float">
            <text:p>10.729687432</text:p>
          </table:table-cell>
          <table:table-cell office:value-type="float" office:value="10.863933992" calcext:value-type="float">
            <text:p>10.863933992</text:p>
          </table:table-cell>
          <table:table-cell office:value-type="float" office:value="4.955932031" calcext:value-type="float">
            <text:p>4.955932031</text:p>
          </table:table-cell>
          <table:table-cell table:number-columns-repeated="3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21.56841872" calcext:value-type="float">
            <text:p>21.56841872</text:p>
          </table:table-cell>
          <table:table-cell office:value-type="float" office:value="21.744414523" calcext:value-type="float">
            <text:p>21.744414523</text:p>
          </table:table-cell>
          <table:table-cell office:value-type="float" office:value="7.439054721" calcext:value-type="float">
            <text:p>7.439054721</text:p>
          </table:table-cell>
          <table:table-cell table:number-columns-repeated="3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36.988535657" calcext:value-type="float">
            <text:p>36.988535657</text:p>
          </table:table-cell>
          <table:table-cell office:value-type="float" office:value="35.953065996" calcext:value-type="float">
            <text:p>35.953065996</text:p>
          </table:table-cell>
          <table:table-cell office:value-type="float" office:value="13.098670586" calcext:value-type="float">
            <text:p>13.098670586</text:p>
          </table:table-cell>
          <table:table-cell table:number-columns-repeated="3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96.2554065" calcext:value-type="float">
            <text:p>96.2554065</text:p>
          </table:table-cell>
          <table:table-cell office:value-type="float" office:value="78.010715739" calcext:value-type="float">
            <text:p>78.010715739</text:p>
          </table:table-cell>
          <table:table-cell office:value-type="float" office:value="24.134613882" calcext:value-type="float">
            <text:p>24.134613882</text:p>
          </table:table-cell>
          <table:table-cell table:number-columns-repeated="3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164.461186157" calcext:value-type="float">
            <text:p>164.461186157</text:p>
          </table:table-cell>
          <table:table-cell office:value-type="float" office:value="132.114906859" calcext:value-type="float">
            <text:p>132.114906859</text:p>
          </table:table-cell>
          <table:table-cell office:value-type="float" office:value="46.259975521" calcext:value-type="float">
            <text:p>46.259975521</text:p>
          </table:table-cell>
          <table:table-cell table:number-columns-repeated="3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289.186839823" calcext:value-type="float">
            <text:p>289.186839823</text:p>
          </table:table-cell>
          <table:table-cell office:value-type="float" office:value="759.407401581" calcext:value-type="float">
            <text:p>759.407401581</text:p>
          </table:table-cell>
          <table:table-cell table:number-columns-repeated="4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1524.576770445" calcext:value-type="float">
            <text:p>1524.576770445</text:p>
          </table:table-cell>
          <table:table-cell table:number-columns-repeated="5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06:15:15.871416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2:50:27.564947604</meta:creation-date>
    <dc:date>2019-04-02T06:15:54.293140447</dc:date>
    <meta:editing-duration>PT2M22S</meta:editing-duration>
    <meta:editing-cycles>3</meta:editing-cycles>
    <meta:generator>LibreOffice/6.0.7.3$Linux_X86_64 LibreOffice_project/00m0$Build-3</meta:generator>
    <meta:document-statistic meta:table-count="1" meta:cell-count="184" meta:object-count="0"/>
  </office:meta>
</office:document-meta>
</file>